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800000437A53E911E61D684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family-generic="swiss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f10d0c" draw:marker-start-width="0.242cm" draw:marker-end-width="0.242cm" draw:fill="none" draw:textarea-horizontal-align="justify" draw:textarea-vertical-align="middle" draw:auto-grow-height="false" fo:min-height="1.33cm" fo:min-width="4.58cm" fo:padding-top="0.139cm" fo:padding-bottom="0.139cm" fo:padding-left="0.264cm" fo:padding-right="0.264cm"/>
    </style:style>
    <style:style style:name="gr3" style:family="graphic" style:parent-style-name="standard">
      <style:graphic-properties svg:stroke-color="#ff3838" draw:fill-color="#ffffff" draw:textarea-horizontal-align="justify" draw:textarea-vertical-align="middle" draw:auto-grow-height="false" fo:min-height="1.834cm" fo:min-width="4.362cm" fo:wrap-option="wrap"/>
      <style:paragraph-properties style:writing-mode="lr-tb"/>
    </style:style>
    <style:style style:name="gr4" style:family="graphic" style:parent-style-name="standard">
      <style:graphic-properties svg:stroke-color="#ff3838" draw:fill-color="#ffffff" draw:textarea-horizontal-align="justify" draw:textarea-vertical-align="middle" draw:auto-grow-height="false" fo:min-height="1.602cm" fo:min-width="4.362cm" fo:wrap-option="wrap"/>
      <style:paragraph-properties style:writing-mode="lr-tb"/>
    </style:style>
    <style:style style:name="gr5" style:family="graphic" style:parent-style-name="standard">
      <style:graphic-properties svg:stroke-color="#ff3838" draw:fill-color="#ffffff" draw:textarea-horizontal-align="justify" draw:textarea-vertical-align="middle" draw:auto-grow-height="false" fo:min-height="1.372cm" fo:min-width="3.204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font-name="Noto Sans JP1" style:font-name-asian="Noto Sans JP1"/>
    </style:style>
    <style:style style:name="P4" style:family="paragraph">
      <loext:graphic-properties draw:fill-color="#ffffff"/>
      <style:paragraph-properties fo:text-align="start"/>
      <style:text-properties style:font-name="Noto Sans JP1" fo:font-size="12pt" style:font-name-asian="Noto Sans JP1" style:font-size-asian="12pt" style:font-size-complex="12pt"/>
    </style:style>
    <style:style style:name="T1" style:family="text">
      <style:text-properties style:font-name="Noto Sans JP1" fo:font-size="11pt" style:font-name-asian="Noto Sans JP1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3.806cm" svg:height="18.999cm" svg:x="3cm" svg:y="1.001cm">
          <draw:image xlink:href="Pictures/100000010000054800000437A53E911E61D68400.png" xlink:type="simple" xlink:show="embed" xlink:actuate="onLoad" draw:mime-type="image/png">
            <text:p/>
          </draw:image>
        </draw:frame>
        <draw:custom-shape draw:style-name="gr2" draw:text-style-name="P2" draw:layer="layout" svg:width="5.25cm" svg:height="1.75cm" svg:x="2.75cm" svg:y="6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25cm" svg:height="2.25cm" svg:x="3.55cm" svg:y="3.3cm">
          <text:p text:style-name="P3"><text:span text:style-name="T1">① </text:span><text:span text:style-name="T1">[</text:span><text:span text:style-name="T1">ペイロードフォーマッター</text:span><text:span text:style-name="T1">]</text:span><text:span text:style-name="T1">の</text:span><text:span text:style-name="T1">[</text:span><text:span text:style-name="T1">アップリンク</text:span><text:span text:style-name="T1">]</text:span><text:span text:style-name="T1">をクリック</text:span></text:p>
          <draw:enhanced-geometry svg:viewBox="0 0 21600 21600" draw:text-areas="800 800 20800 20800" draw:type="round-rectangular-callout" draw:modifiers="1834.62197676633 32328.03198578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25cm" svg:height="2cm" svg:x="10.25cm" svg:y="5.5cm">
          <text:p text:style-name="P3"><text:span text:style-name="T1">② </text:span><text:span text:style-name="T1">[Custom Javascript formatter]</text:span><text:span text:style-name="T1">をクリック</text:span></text:p>
          <draw:enhanced-geometry svg:viewBox="0 0 21600 21600" draw:text-areas="800 800 20800 20800" draw:type="round-rectangular-callout" draw:modifiers="1369.79622928966 29490.85457271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4cm" svg:height="1.75cm" svg:x="16.25cm" svg:y="7.5cm">
          <text:p text:style-name="P3"><text:span text:style-name="T1">③ </text:span><text:span text:style-name="T1">ソースコードを貼り付ける</text:span></text:p>
          <draw:enhanced-geometry svg:viewBox="0 0 21600 21600" draw:text-areas="800 800 20800 20800" draw:type="round-rectangular-callout" draw:modifiers="-728.817795551112 29137.1787549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4cm" svg:height="1.75cm" svg:x="10cm" svg:y="15.5cm">
          <text:p text:style-name="P3"><text:span text:style-name="T1">④ </text:span><text:span text:style-name="T1">[</text:span><text:span text:style-name="T1">変更を保存</text:span><text:span text:style-name="T1">]</text:span><text:span text:style-name="T1">をクリック</text:span></text:p>
          <draw:enhanced-geometry svg:viewBox="0 0 21600 21600" draw:text-areas="800 800 20800 20800" draw:type="round-rectangular-callout" draw:modifiers="-728.817795551112 29137.1787549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family-generic="swiss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7T16:04:50.476000000</meta:creation-date>
    <dc:date>2022-11-27T17:36:40.878000000</dc:date>
    <meta:editing-duration>PT1H11M25S</meta:editing-duration>
    <meta:editing-cycles>1</meta:editing-cycles>
    <meta:document-statistic meta:object-count="6"/>
    <meta:generator>LibreOffice/7.3.7.2$Windows_X86_64 LibreOffice_project/e114eadc50a9ff8d8c8a0567d6da8f454beeb84f</meta:generator>
  </office:meta>
</office:document-meta>
</file>